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4-0144 <text:s text:c="28"/>27/04/2015</text:p>
      <text:p text:style-name="P12"><text:s text:c="6"/>Sociedad Compañía Hidráulica S.A. de C.V.</text:p>
      <text:p text:style-name="P13"><text:s text:c="7"/>Calle Quequeisque, Jardines de Merliot No. 44-G, Santa Tecla. <text:s text:c="3"/></text:p>
      <text:p text:style-name="P14"><text:s text:c="11"/>La Libertad <text:s text:c="13"/>0614-051108-103-1 <text:s text:c="28"/>191937-5</text:p>
      <text:p text:style-name="P14"><text:s text:c="41"/>Venta de Otros productos no clasif.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2 <text:s text:c="8"/></text:span><text:s/><text:span text:style-name="T2">Respaldo de maquinas</text:span><text:tab/> <text:s text:c="33"/><text:span text:style-name="T3">$ 15 <text:s text:c="23"/>$ 162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162 </text:p>
      <text:p text:style-name="P18">183.06 <text:s text:c="82"/><text:span text:style-name="T5">$ </text:span>21.06</text:p>
      <text:p text:style-name="P16"><text:span text:style-name="T1"><text:s text:c="19"/></text:span><text:s text:c="69"/><text:span text:style-name="T5">$</text:span> <text:span text:style-name="T1">183.06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183.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